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DDE_LINK3"/>UC-01. Manter Ponto Turístico</text:h>
      <text:p text:style-name="Text_20_body"/>
      <text:h text:style-name="Heading_20_2" text:outline-level="2">Descrição:</text:h>
      <text:p text:style-name="Text_20_body"><text:tab/>O viajante pode consultar, adicionar, alterar ou excluir pontos turístic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pontos turísticos. <text:s/></text:p>
      <text:p text:style-name="Text_20_body"><text:tab/>2 – O sistema apresenta a tela com a listagens de pontos turísticos. [A.1 – Detalhar][A.2 – Inserir][A.3 – Pesquisa Avançada]</text:p>
      <text:p text:style-name="Text_20_body"/>
      <text:h text:style-name="Heading_20_2" text:outline-level="2"><text:bookmark-start text:name="DDE_LINK4"/>Fluxos Alternativos:<text:bookmark-end text:name="DDE_LINK4"/>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 com tags, dicas e avaliações. [A.4 - Alterar][A.5 – Excluir][<text:bookmark-start text:name="DDE_LINK"/>A.6 – Atribuir ou remover tags<text:bookmark-end text:name="DDE_LINK"/>][A.7 – Atribuir ou remover dicas][A.8 – Atribuir ou remover avaliação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para o cadastro do ponto turístic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ponto turístico</text:p>
      <text:p text:style-name="Text_20_body"><text:tab/><text:tab/>2 – O sistema apresenta o estado e a cidade que deseja pesquisar o ponto turístico</text:p>
      <text:p text:style-name="Text_20_body"><text:tab/><text:tab/>3 – O usuário seleciona a localização que deseja pesquisar e clica em pesquisar</text:p>
      <text:p text:style-name="Text_20_body"><text:soft-page-break/><text:tab/><text:tab/>4 – O sistema lista todos os pontos turísticos da localização pesquisada.</text:p>
      <text:p text:style-name="Text_20_body"><text:tab/>A.4 [Alterar]</text:p>
      <text:p text:style-name="Text_20_body"><text:tab/><text:tab/>1 – <text:bookmark-start text:name="DDE_LINK1"/>O usuário seleciona a opção de alterar o ponto turístico detalhado.<text:bookmark-end text:name="DDE_LINK1"/></text:p>
      <text:p text:style-name="Text_20_body"><text:tab/><text:tab/>2 – O sistema apresenta a tela de edição de ponto turístic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5 [Excluir]</text:p>
      <text:p text:style-name="Text_20_body"><text:tab/><text:tab/>1 – O usuário seleciona a opção de excluir o ponto turístico detalhad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6 – [Atribuir ou remover tags]</text:p>
      <text:p text:style-name="Text_20_body"><text:tab/><text:tab/><text:bookmark-start text:name="DDE_LINK2"/>Os passos estão descritos no caso de uso Atribuir tag ao ponto turístico (UC – 11).<text:bookmark-end text:name="DDE_LINK2"/></text:p>
      <text:p text:style-name="Text_20_body"><text:tab/>A.7 – [Atribuir ou remover dicas]</text:p>
      <text:p text:style-name="Text_20_body"><text:tab/><text:tab/>Os passos estão descritos no caso de uso Atribuir ou visualizar Dica (UC – 08).</text:p>
      <text:p text:style-name="Text_20_body"><text:tab/>A.8 – [Atribuir ou remover avaliações]</text:p>
      <text:p text:style-name="Text_20_body"><text:tab/><text:tab/>Os passos estão descritos no caso de uso Atribuir ou visualizar Avaliações (UC – 09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><text:tab/><text:tab/></text:p>
      <text:p text:style-name="Text_20_body"><text:bookmark-end text:name="DDE_LINK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9-15T08:03:07</dc:date>
    <meta:editing-duration>PT01H50M04S</meta:editing-duration>
    <meta:editing-cycles>38</meta:editing-cycles>
    <meta:generator>OpenOffice.org/3.0$Unix OpenOffice.org_project/300m15$Build-9379</meta:generator>
    <meta:document-statistic meta:table-count="0" meta:image-count="0" meta:object-count="0" meta:page-count="2" meta:paragraph-count="45" meta:word-count="449" meta:character-count="2638"/>
    <meta:user-defined meta:name="Informações 1"/>
    <meta:user-defined meta:name="Informações 2"/>
    <meta:user-defined meta:name="Informações 3"/>
    <meta:user-defined meta:name="Informações 4"/>
  </office:meta>
</office:document-meta>
</file>